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3694a" officeooo:paragraph-rsid="00871459" style:font-weight-asian="normal" style:font-weight-complex="normal"/>
    </style:style>
    <style:style style:name="P8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1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2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3" style:family="paragraph" style:parent-style-name="Standard">
      <style:text-properties officeooo:rsid="004302ef" officeooo:paragraph-rsid="004302ef"/>
    </style:style>
    <style:style style:name="P14" style:family="paragraph" style:parent-style-name="Table_20_Contents">
      <style:text-properties officeooo:rsid="0037c81c" officeooo:paragraph-rsid="0037c81c"/>
    </style:style>
    <style:style style:name="P15" style:family="paragraph" style:parent-style-name="Table_20_Contents">
      <style:text-properties officeooo:rsid="0037c81c" officeooo:paragraph-rsid="003c3022"/>
    </style:style>
    <style:style style:name="P16" style:family="paragraph" style:parent-style-name="Table_20_Contents">
      <style:text-properties officeooo:rsid="0038911d" officeooo:paragraph-rsid="0038911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WW8Num2"/>
    <style:style style:name="P20" style:family="paragraph" style:parent-style-name="Standard" style:list-style-name="WW8Num2">
      <style:text-properties fo:font-weight="normal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0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37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38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39" style:family="paragraph" style:parent-style-name="Standard" style:list-style-name="WW8Num3">
      <style:text-properties officeooo:paragraph-rsid="00122177"/>
    </style:style>
    <style:style style:name="P40" style:family="paragraph" style:parent-style-name="Standard" style:list-style-name="WW8Num3">
      <style:text-properties officeooo:paragraph-rsid="001176ed"/>
    </style:style>
    <style:style style:name="P41" style:family="paragraph" style:parent-style-name="Standard" style:list-style-name="WW8Num3">
      <style:text-properties officeooo:rsid="00122177" officeooo:paragraph-rsid="00122177"/>
    </style:style>
    <style:style style:name="P42" style:family="paragraph" style:parent-style-name="Standard" style:list-style-name="L3">
      <style:text-properties officeooo:paragraph-rsid="0014ad49"/>
    </style:style>
    <style:style style:name="P43" style:family="paragraph" style:parent-style-name="Standard" style:list-style-name="L3">
      <style:text-properties officeooo:rsid="003e9a16" officeooo:paragraph-rsid="003e9a16"/>
    </style:style>
    <style:style style:name="P44" style:family="paragraph" style:parent-style-name="Standard" style:list-style-name="L3">
      <style:text-properties officeooo:rsid="003e9a16" officeooo:paragraph-rsid="00777d94"/>
    </style:style>
    <style:style style:name="P45" style:family="paragraph" style:parent-style-name="Standard" style:list-style-name="L3">
      <style:text-properties officeooo:rsid="001a4008" officeooo:paragraph-rsid="003e9a16"/>
    </style:style>
    <style:style style:name="P46" style:family="paragraph" style:parent-style-name="Standard" style:list-style-name="L3">
      <style:text-properties officeooo:rsid="001c0015" officeooo:paragraph-rsid="001c0015"/>
    </style:style>
    <style:style style:name="P47" style:family="paragraph" style:parent-style-name="Standard" style:list-style-name="L3">
      <style:text-properties officeooo:rsid="001c0015" officeooo:paragraph-rsid="004ea70a"/>
    </style:style>
    <style:style style:name="P48" style:family="paragraph" style:parent-style-name="Standard" style:list-style-name="L3">
      <style:text-properties officeooo:rsid="00209aed" officeooo:paragraph-rsid="00209aed"/>
    </style:style>
    <style:style style:name="P49" style:family="paragraph" style:parent-style-name="Standard" style:list-style-name="L3">
      <style:text-properties officeooo:rsid="004302ef" officeooo:paragraph-rsid="004302ef"/>
    </style:style>
    <style:style style:name="P50" style:family="paragraph" style:parent-style-name="Standard" style:list-style-name="L4">
      <style:text-properties officeooo:rsid="004302ef" officeooo:paragraph-rsid="004302ef"/>
    </style:style>
    <style:style style:name="P51" style:family="paragraph" style:parent-style-name="Standard" style:list-style-name="L4">
      <style:text-properties officeooo:rsid="004302ef" officeooo:paragraph-rsid="00459a91"/>
    </style:style>
    <style:style style:name="P52" style:family="paragraph" style:parent-style-name="Standard" style:list-style-name="L4">
      <style:text-properties officeooo:rsid="004302ef" officeooo:paragraph-rsid="0044c1b5"/>
    </style:style>
    <style:style style:name="P53" style:family="paragraph" style:parent-style-name="Standard" style:list-style-name="L4">
      <style:text-properties officeooo:rsid="004302ef" officeooo:paragraph-rsid="00471253"/>
    </style:style>
    <style:style style:name="P54" style:family="paragraph" style:parent-style-name="Standard" style:list-style-name="L4">
      <style:text-properties officeooo:rsid="00474863" officeooo:paragraph-rsid="00474863"/>
    </style:style>
    <style:style style:name="P55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7" style:family="paragraph" style:parent-style-name="Text_20_body" style:list-style-name="L1">
      <style:text-properties officeooo:rsid="001011a1" officeooo:paragraph-rsid="007f1808"/>
    </style:style>
    <style:style style:name="P58" style:family="paragraph" style:parent-style-name="Text_20_body" style:list-style-name="L2">
      <style:text-properties officeooo:rsid="00520377" officeooo:paragraph-rsid="00520377"/>
    </style:style>
    <style:style style:name="P5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0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1" style:family="paragraph" style:parent-style-name="Text_20_body" style:list-style-name="L9">
      <style:text-properties fo:font-weight="normal" officeooo:rsid="0083a5b2" officeooo:paragraph-rsid="00871459" style:font-weight-asian="normal" style:font-weight-complex="normal"/>
    </style:style>
    <style:style style:name="P62" style:family="paragraph" style:parent-style-name="Text_20_body" style:list-style-name="L9">
      <style:text-properties fo:font-weight="normal" officeooo:rsid="0085065b" officeooo:paragraph-rsid="00871459" style:font-weight-asian="normal" style:font-weight-complex="normal"/>
    </style:style>
    <style:style style:name="P63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64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65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66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67" style:family="paragraph" style:parent-style-name="Heading_20_2">
      <style:text-properties fo:font-weight="bold" style:font-weight-asian="bold" style:font-weight-complex="bold"/>
    </style:style>
    <style:style style:name="P68" style:family="paragraph" style:parent-style-name="Heading_20_2">
      <style:text-properties officeooo:paragraph-rsid="00871459"/>
    </style:style>
    <style:style style:name="P69" style:family="paragraph" style:parent-style-name="Heading_20_1">
      <style:text-properties officeooo:paragraph-rsid="00594363"/>
    </style:style>
    <style:style style:name="P7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7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bold" officeooo:rsid="0084d870" style:font-weight-asian="bold" style:font-weight-complex="bold"/>
    </style:style>
    <style:style style:name="T24" style:family="text">
      <style:text-properties fo:font-weight="bold" officeooo:rsid="008906cc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176ed" style:font-weight-asian="normal" style:font-weight-complex="normal"/>
    </style:style>
    <style:style style:name="T27" style:family="text">
      <style:text-properties fo:font-weight="normal" officeooo:rsid="0014ad49" style:font-weight-asian="normal" style:font-weight-complex="normal"/>
    </style:style>
    <style:style style:name="T28" style:family="text">
      <style:text-properties fo:font-weight="normal" officeooo:rsid="00122177" style:font-weight-asian="normal" style:font-weight-complex="normal"/>
    </style:style>
    <style:style style:name="T29" style:family="text">
      <style:text-properties fo:font-weight="normal" officeooo:rsid="00192732" style:font-weight-asian="normal" style:font-weight-complex="normal"/>
    </style:style>
    <style:style style:name="T30" style:family="text">
      <style:text-properties fo:font-weight="normal" officeooo:rsid="001a82c1" style:font-weight-asian="normal" style:font-weight-complex="normal"/>
    </style:style>
    <style:style style:name="T31" style:family="text">
      <style:text-properties fo:font-weight="normal" officeooo:rsid="001de2dd" style:font-weight-asian="normal" style:font-weight-complex="normal"/>
    </style:style>
    <style:style style:name="T32" style:family="text">
      <style:text-properties fo:font-weight="normal" officeooo:rsid="002297c9" style:font-weight-asian="normal" style:font-weight-complex="normal"/>
    </style:style>
    <style:style style:name="T33" style:family="text">
      <style:text-properties fo:font-weight="normal" officeooo:rsid="0022fe75" style:font-weight-asian="normal" style:font-weight-complex="normal"/>
    </style:style>
    <style:style style:name="T34" style:family="text">
      <style:text-properties fo:font-weight="normal" officeooo:rsid="00268bab" style:font-weight-asian="normal" style:font-weight-complex="normal"/>
    </style:style>
    <style:style style:name="T35" style:family="text">
      <style:text-properties fo:font-weight="normal" officeooo:rsid="00285a01" style:font-weight-asian="normal" style:font-weight-complex="normal"/>
    </style:style>
    <style:style style:name="T36" style:family="text">
      <style:text-properties fo:font-weight="normal" officeooo:rsid="00322aa9" style:font-weight-asian="normal" style:font-weight-complex="normal"/>
    </style:style>
    <style:style style:name="T37" style:family="text">
      <style:text-properties fo:font-weight="normal" officeooo:rsid="00323689" style:font-weight-asian="normal" style:font-weight-complex="normal"/>
    </style:style>
    <style:style style:name="T38" style:family="text">
      <style:text-properties fo:font-weight="normal" officeooo:rsid="003c8362" style:font-weight-asian="normal" style:font-weight-complex="normal"/>
    </style:style>
    <style:style style:name="T39" style:family="text">
      <style:text-properties fo:font-weight="normal" officeooo:rsid="003e9a16" style:font-weight-asian="normal" style:font-weight-complex="normal"/>
    </style:style>
    <style:style style:name="T40" style:family="text">
      <style:text-properties fo:font-weight="normal" officeooo:rsid="0044c1b5" style:font-weight-asian="normal" style:font-weight-complex="normal"/>
    </style:style>
    <style:style style:name="T41" style:family="text">
      <style:text-properties fo:font-weight="normal" officeooo:rsid="004302ef" style:font-weight-asian="normal" style:font-weight-complex="normal"/>
    </style:style>
    <style:style style:name="T42" style:family="text">
      <style:text-properties fo:font-weight="normal" officeooo:rsid="00471253" style:font-weight-asian="normal" style:font-weight-complex="normal"/>
    </style:style>
    <style:style style:name="T43" style:family="text">
      <style:text-properties fo:font-weight="normal" officeooo:rsid="0048cd16" style:font-weight-asian="normal" style:font-weight-complex="normal"/>
    </style:style>
    <style:style style:name="T44" style:family="text">
      <style:text-properties fo:font-weight="normal" officeooo:rsid="004a88a4" style:font-weight-asian="normal" style:font-weight-complex="normal"/>
    </style:style>
    <style:style style:name="T45" style:family="text">
      <style:text-properties fo:font-weight="normal" officeooo:rsid="004beee7" style:font-weight-asian="normal" style:font-weight-complex="normal"/>
    </style:style>
    <style:style style:name="T46" style:family="text">
      <style:text-properties fo:font-weight="normal" officeooo:rsid="004dac6e" style:font-weight-asian="normal" style:font-weight-complex="normal"/>
    </style:style>
    <style:style style:name="T47" style:family="text">
      <style:text-properties fo:font-weight="normal" officeooo:rsid="004ea70a" style:font-weight-asian="normal" style:font-weight-complex="normal"/>
    </style:style>
    <style:style style:name="T48" style:family="text">
      <style:text-properties fo:font-weight="normal" officeooo:rsid="00607f49" style:font-weight-asian="normal" style:font-weight-complex="normal"/>
    </style:style>
    <style:style style:name="T49" style:family="text">
      <style:text-properties fo:font-weight="normal" officeooo:rsid="00777d94" style:font-weight-asian="normal" style:font-weight-complex="normal"/>
    </style:style>
    <style:style style:name="T50" style:family="text">
      <style:text-properties officeooo:rsid="001011a1"/>
    </style:style>
    <style:style style:name="T51" style:family="text">
      <style:text-properties officeooo:rsid="00102f77"/>
    </style:style>
    <style:style style:name="T52" style:family="text">
      <style:text-properties officeooo:rsid="0011305f"/>
    </style:style>
    <style:style style:name="T53" style:family="text">
      <style:text-properties officeooo:rsid="001176ed"/>
    </style:style>
    <style:style style:name="T54" style:family="text">
      <style:text-properties officeooo:rsid="0014ad49"/>
    </style:style>
    <style:style style:name="T55" style:family="text">
      <style:text-properties officeooo:rsid="00177bb0"/>
    </style:style>
    <style:style style:name="T56" style:family="text">
      <style:text-properties officeooo:rsid="0022fe75"/>
    </style:style>
    <style:style style:name="T57" style:family="text">
      <style:text-properties officeooo:rsid="00268bab"/>
    </style:style>
    <style:style style:name="T58" style:family="text">
      <style:text-properties officeooo:rsid="00122177"/>
    </style:style>
    <style:style style:name="T59" style:family="text">
      <style:text-properties officeooo:rsid="00285a01"/>
    </style:style>
    <style:style style:name="T60" style:family="text">
      <style:text-properties officeooo:rsid="003bbf33"/>
    </style:style>
    <style:style style:name="T61" style:family="text">
      <style:text-properties officeooo:rsid="003c3022"/>
    </style:style>
    <style:style style:name="T62" style:family="text">
      <style:text-properties officeooo:rsid="0041deb7"/>
    </style:style>
    <style:style style:name="T63" style:family="text">
      <style:text-properties officeooo:rsid="0052adb4"/>
    </style:style>
    <style:style style:name="T64" style:family="text">
      <style:text-properties officeooo:rsid="0055727f"/>
    </style:style>
    <style:style style:name="T65" style:family="text">
      <style:text-properties officeooo:rsid="005e5762"/>
    </style:style>
    <style:style style:name="T66" style:family="text">
      <style:text-properties officeooo:rsid="0060e7d1"/>
    </style:style>
    <style:style style:name="T67" style:family="text">
      <style:text-properties officeooo:rsid="0068d232"/>
    </style:style>
    <style:style style:name="T68" style:family="text">
      <style:text-properties officeooo:rsid="0071373a"/>
    </style:style>
    <style:style style:name="T69" style:family="text">
      <style:text-properties officeooo:rsid="00744b17"/>
    </style:style>
    <style:style style:name="T70" style:family="text">
      <style:text-properties officeooo:rsid="00784d74"/>
    </style:style>
    <style:style style:name="T71" style:family="text">
      <style:text-properties officeooo:rsid="007d1894"/>
    </style:style>
    <style:style style:name="T72" style:family="text">
      <style:text-properties officeooo:rsid="00800ad5"/>
    </style:style>
    <style:style style:name="T73" style:family="text">
      <style:text-properties officeooo:rsid="00813b62"/>
    </style:style>
    <style:style style:name="T74" style:family="text">
      <style:text-properties officeooo:rsid="00860717"/>
    </style:style>
    <style:style style:name="T75" style:family="text">
      <style:text-properties officeooo:rsid="007e2fb1"/>
    </style:style>
    <style:style style:name="T76" style:family="text">
      <style:text-properties officeooo:rsid="0083694a"/>
    </style:style>
    <style:style style:name="T77" style:family="text">
      <style:text-properties officeooo:rsid="00894e33"/>
    </style:style>
    <style:style style:name="T78" style:family="text">
      <style:text-properties officeooo:rsid="008a349d"/>
    </style:style>
    <style:style style:name="T79" style:family="text">
      <style:text-properties officeooo:rsid="0085065b"/>
    </style:style>
    <style:style style:name="T80" style:family="text">
      <style:text-properties officeooo:rsid="00868024"/>
    </style:style>
    <style:style style:name="T81" style:family="text">
      <style:text-properties officeooo:rsid="008b0016"/>
    </style:style>
    <style:style style:name="T82" style:family="text">
      <style:text-properties officeooo:rsid="008c94d2"/>
    </style:style>
    <style:style style:name="T83" style:family="text">
      <style:text-properties officeooo:rsid="008ddee7"/>
    </style:style>
    <style:style style:name="T84" style:family="text">
      <style:text-properties officeooo:rsid="008906cc"/>
    </style:style>
    <style:style style:name="T85" style:family="text">
      <style:text-properties officeooo:rsid="0089f7f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tab/></text:p>
      <text:p text:style-name="P1"/>
      <text:p text:style-name="P1"><text:span text:style-name="T55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95_159447762" text:style-name="Internet_20_link" text:visited-style-name="Visited_20_Internet_20_Link">Общее описание<text:tab/>3</text:a></text:p>
          <text:p text:style-name="P1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7"><text:a xlink:type="simple" xlink:href="#__RefHeading___Toc197_159447762" text:style-name="Internet_20_link" text:visited-style-name="Visited_20_Internet_20_Link">Описание протокола<text:tab/>3</text:a></text:p>
          <text:p text:style-name="P17"><text:a xlink:type="simple" xlink:href="#__RefHeading___Toc633_1510394967" text:style-name="Internet_20_link" text:visited-style-name="Visited_20_Internet_20_Link">Базовые типы сообщений<text:tab/>3</text:a></text:p>
          <text:p text:style-name="P17"><text:a xlink:type="simple" xlink:href="#__RefHeading___Toc652_111683930" text:style-name="Internet_20_link" text:visited-style-name="Visited_20_Internet_20_Link">Команды серверу<text:tab/>4</text:a></text:p>
          <text:p text:style-name="P18"><text:a xlink:type="simple" xlink:href="#__RefHeading___Toc635_1510394967" text:style-name="Internet_20_link" text:visited-style-name="Visited_20_Internet_20_Link">Общее<text:tab/>4</text:a></text:p>
          <text:p text:style-name="P18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8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8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8"><text:a xlink:type="simple" xlink:href="#__RefHeading___Toc643_1510394967" text:style-name="Internet_20_link" text:visited-style-name="Visited_20_Internet_20_Link">Обработка данных<text:tab/>6</text:a></text:p>
          <text:p text:style-name="P18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7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7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70" text:outline-level="1"/>
      <text:h text:style-name="P7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5">сервер для автономного сбора данных с устройств IoT и управления этими устройствами, а также</text:span> протокол взаимодействия <text:span text:style-name="T50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1">ini-</text:span>файле /etc/<text:span text:style-name="T51">wliotproxyd</text:span>.ini. <text:span text:style-name="T71">При установке в конфигурационном файле присутствует описание всех параметров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3428800507623021175" text:style-name="L1">
        <text:list-item>
          <text:p text:style-name="P57">Локальный UNIX-сокет "/tmp/wliotproxyd"</text:p>
        </text:list-item>
        <text:list-item>
          <text:p text:style-name="P5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6205527300147414963" text:style-name="WW8Num2">
        <text:list-item>
          <text:p text:style-name="P19"><text:span text:style-name="T52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62">"</text:span>\n<text:span text:style-name="T62">"</text:span> <text:span text:style-name="T62">в языке С</text:span>).</text:p>
        </text:list-item>
        <text:list-item>
          <text:p text:style-name="P19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62">"</text:span>|<text:span text:style-name="T62">"</text:span>. <text:span text:style-name="T62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20">Сами элементы сообщений не должны содержать символов «\n» и «|».</text:p>
        </text:list-item>
        <text:list-item>
          <text:p text:style-name="P55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5348343678270381485" text:style-name="WW8Num3">
        <text:list-item>
          <text:p text:style-name="P3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41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4">команд.</text:span></text:p>
        </text:list-item>
        <text:list-item>
          <text:p text:style-name="P40">Сообщение синхронизации. Заголовок — <text:span text:style-name="T1">sync</text:span>. Предназначено для уведомления <text:span text:style-name="T52">клиента</text:span> о том, что <text:span text:style-name="T52">сервер</text:span> находится в рабочем состоянии. Используется для безопасного синхронного вызова функций. Аргументы отсутствуют. <text:span text:style-name="T52">Сервер</text:span> по окончании выполнения долж<text:span text:style-name="T53">ен</text:span> вернуть сообщение с заголовком <text:span text:style-name="T1">ok</text:span><text:span text:style-name="T25"> </text:span><text:span text:style-name="T44">или </text:span><text:span text:style-name="T14">err</text:span><text:span text:style-name="T26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8434121082953577846" text:style-name="L2">
        <text:list-item>
          <text:p text:style-name="P58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9">Идентификация на сервере. Заголовок — <text:span text:style-name="T1">identify</text:span>. Сервер возвращает уникальный идентификатор <text:span text:style-name="T69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4863839032970304369" text:style-name="L3">
        <text:list-item>
          <text:p text:style-name="P42"><text:span text:style-name="T52">Перечисление всех имеющихся в системе TTY устройств. Заголовок — </text:span><text:span text:style-name="T3">list_tty</text:span><text:span text:style-name="T52">. Аргументы отсутствуют. Список устройств передается на клиент сообщениями </text:span><text:span text:style-name="T2">cmdata</text:span><text:span text:style-name="T28">, </text:span><text:span text:style-name="T27">содержащими следующие аргументы: имя порта, серийный номер, производитель, </text:span><text:span text:style-name="T37">usb vendor id (число), usb product id (число)</text:span><text:span text:style-name="T27">. </text:span><text:span text:style-name="T29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3"><text:span text:style-name="T29">И</text:span><text:span text:style-name="T25">дентификация TTY устройства. Заголовок — </text:span><text:span text:style-name="T1">indentify_tty</text:span><text:span text:style-name="T25">. Аргумент — имя порта</text:span><text:span text:style-name="T30">. В случае успешной идентификации </text:span><text:span text:style-name="T44">клиенту в ответ возвращаются </text:span><text:span text:style-name="T30">идентификатор устройства и имя устройства </text:span><text:span text:style-name="T44">(в ответном </text:span><text:span text:style-name="T14">ok</text:span><text:span text:style-name="T44"> сообщении)</text:span><text:span text:style-name="T30">.</text:span></text:p>
        </text:list-item>
        <text:list-item>
          <text:p text:style-name="P44"><text:span text:style-name="T29">И</text:span><text:span text:style-name="T30">дентификация T</text:span><text:span text:style-name="T49">CP</text:span><text:span text:style-name="T30"> устройства. Заголовок — </text:span><text:span text:style-name="T4">indentify_</text:span><text:span text:style-name="T21">tcp</text:span><text:span text:style-name="T30">. Аргумент — </text:span><text:span text:style-name="T49">IP адрес или имя хоста</text:span><text:span text:style-name="T30">. В случае успешной идентификации </text:span><text:span text:style-name="T44">клиенту в ответ возвращаются </text:span><text:span text:style-name="T30">идентификатор устройства и имя устройства </text:span><text:span text:style-name="T44">(в ответном </text:span><text:span text:style-name="T14">ok</text:span><text:span text:style-name="T44"> сообщении)</text:span><text:span text:style-name="T30">.</text:span></text:p>
        </text:list-item>
        <text:list-item>
          <text:p text:style-name="P45"><text:span text:style-name="T39">Перечисление идентифицированных устройств</text:span><text:span text:style-name="T30">. Заголовок — </text:span><text:span text:style-name="T10">list_identified</text:span><text:span text:style-name="T30">. Аргумент</text:span><text:span text:style-name="T39">ы отсутствуют</text:span><text:span text:style-name="T30">. </text:span><text:span text:style-name="T39">Н</text:span><text:span text:style-name="T30">а клиент переда</text:span><text:span text:style-name="T46">ю</text:span><text:span text:style-name="T30">тся сообщени</text:span><text:span text:style-name="T46">я</text:span><text:span text:style-name="T30"> </text:span><text:span text:style-name="T4">cmdata</text:span><text:span text:style-name="T30"> с</text:span><text:span text:style-name="T39">о следующими</text:span><text:span text:style-name="T30"> аргументами</text:span><text:span text:style-name="T39">:</text:span><text:span text:style-name="T30"> идентификатор устройства, имя устройства, </text:span><text:span text:style-name="T39">тип соединения (tty, tcp и т. д.), порт или сетевой адрес устройства</text:span><text:span text:style-name="T30">.</text:span></text:p>
        </text:list-item>
        <text:list-item>
          <text:p text:style-name="P46"><text:span text:style-name="T30">П</text:span><text:span text:style-name="T25">еречисление </text:span><text:span text:style-name="T34">датчиков</text:span><text:span text:style-name="T25"> устройства. Заголовок — </text:span><text:span text:style-name="T1">list_sensors</text:span><text:span text:style-name="T25">. Агрумент — идентификатор </text:span><text:span text:style-name="T35">или имя</text:span><text:span text:style-name="T25"> устройства. </text:span><text:span text:style-name="T31">Список портов передается на клиент </text:span><text:span text:style-name="T47">в ответном </text:span><text:span text:style-name="T16">ok</text:span><text:span text:style-name="T47"> сообщении</text:span><text:span text:style-name="T31">, содержащим аргумент — xml описание сенсоров.</text:span></text:p>
        </text:list-item>
        <text:list-item>
          <text:p text:style-name="P47"><text:span text:style-name="T38">Запрос описания интерфейса управления</text:span><text:span text:style-name="T31">. Заголовок — </text:span><text:span text:style-name="T5">list_</text:span><text:span text:style-name="T9">controls</text:span><text:span text:style-name="T31">. Агрумент — идентификатор </text:span><text:span text:style-name="T35">или имя</text:span><text:span text:style-name="T31"> устройства. </text:span><text:span text:style-name="T38">Описание интерфейса управления передается </text:span><text:span text:style-name="T31">на клиент </text:span><text:span text:style-name="T47">в ответном </text:span><text:span text:style-name="T16">ok</text:span><text:span text:style-name="T47"> сообщении</text:span><text:span text:style-name="T31">, содержащим аргумент — xml описание </text:span><text:span text:style-name="T38">интерфейса управления</text:span><text:span text:style-name="T31">.</text:span></text:p>
        </text:list-item>
        <text:list-item>
          <text:p text:style-name="P48"><text:span text:style-name="T25">Отправка команды устройству. Заголовок — </text:span><text:span text:style-name="T1">exec_command</text:span><text:span text:style-name="T25">. Аргументы — идентификатор </text:span><text:span text:style-name="T35">или имя</text:span><text:span text:style-name="T25"> устройства, флаг ожидания сообщения </text:span><text:span text:style-name="T1">sync </text:span><text:span text:style-name="T25">(0 — </text:span><text:span text:style-name="T32">не дожидаться ответа устройства</text:span><text:span text:style-name="T25">, 1 — </text:span><text:span text:style-name="T32">ожидать ответ устройства, использовать сообщение </text:span><text:span text:style-name="T6">sync</text:span><text:span text:style-name="T32">, </text:span><text:span text:style-name="T36">по-умолчанию 1</text:span><text:span text:style-name="T25">), команда, далее аргументы команды. </text:span><text:span text:style-name="T33">В случае ожидания возвращаемого значения на клиент </text:span><text:span text:style-name="T45">в аргументах сообщения </text:span><text:span text:style-name="T15">ok</text:span><text:span text:style-name="T45"> будут переданы аргументы, возвращенные устройством</text:span><text:span text:style-name="T33">.</text:span></text:p>
        </text:list-item>
        <text:list-item>
          <text:p text:style-name="P49"><text:span text:style-name="T25">Управление конфигурацией устройств. Заголовок — </text:span><text:span text:style-name="T1">devices_config</text:span><text:span text:style-name="T25">. Содержит вложенные команды. Управление конфигурацией устройств подробно описано ниже. </text:span><text:span text:style-name="T48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1"/>
      <text:h text:style-name="P67" text:outline-level="2"><text:bookmark-start text:name="__RefHeading___Toc639_1510394967"/>Управление конфигурацией устройств<text:bookmark-end text:name="__RefHeading___Toc639_1510394967"/></text:h>
      <text:p text:style-name="P13"><text:span text:style-name="T25">Управление конфигурацией устройств на сервере производится с помощью сообщения с заголовком </text:span><text:span text:style-name="T1">devices_config</text:span><text:span text:style-name="T25">. Аргументы сообщения содержат вложенную команду и ее собственные аргументы. Пример:</text:span></text:p>
      <text:p text:style-name="P11"><text:soft-page-break/>"devices_config|get_tty_by_port_name\n"</text:p>
      <text:p text:style-name="P11">Ниже приведено описание доступных команд.</text:p>
      <text:list xml:id="list8198433749868970775" text:style-name="L4">
        <text:list-item>
          <text:p text:style-name="P50"><text:span text:style-name="T25">Запрос списка фильтров tty устройств по имени порта. Команда — </text:span><text:span text:style-name="T1">get_tty_by_port_name</text:span><text:span text:style-name="T25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51"><text:span text:style-name="T25">Установка списка фильтров tty устройств по имени порта. Команда — </text:span><text:span text:style-name="T1">set_tty_by_port_name</text:span><text:span text:style-name="T25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52"><text:span text:style-name="T25">Запрос списка фильтров tty устройств по </text:span><text:span text:style-name="T40">VIP и PID USB устройства (для преобразователей USB-COM)</text:span><text:span text:style-name="T25">. Команда — </text:span><text:span text:style-name="T1">get_tty_by_</text:span><text:span text:style-name="T11">vid_pid</text:span><text:span text:style-name="T25">. Аргументы отсутствуют. Возвращает список фильтров по </text:span><text:span text:style-name="T40">VID и PID USB устройства, разделенных запятой</text:span><text:span text:style-name="T25">. </text:span><text:span text:style-name="T40">Каждый фильтр — пара VID:PID или только VID, все в нижнем регистре.</text:span><text:span text:style-name="T25"> Пример:<text:line-break/>"</text:span><text:span text:style-name="T40">1111:2222,3333,4444:5555</text:span><text:span text:style-name="T25">"</text:span></text:p>
        </text:list-item>
        <text:list-item>
          <text:p text:style-name="P51"><text:span text:style-name="T25">Установка списка фильтров tty устройств по </text:span><text:span text:style-name="T40">VIP и PID USB устройства</text:span><text:span text:style-name="T25">. Команда — </text:span><text:span text:style-name="T1">set_tty_by_</text:span><text:span text:style-name="T12">vid_pid</text:span><text:span text:style-name="T25">. Аргумент — список фильтров фильтров по </text:span><text:span text:style-name="T40">VID и PID USB устройства, разделенных запятой</text:span><text:span text:style-name="T25">.</text:span></text:p>
        </text:list-item>
        <text:list-item>
          <text:p text:style-name="P53"><text:span text:style-name="T25">Запрос списка </text:span><text:span text:style-name="T42">адресов tcp устройств</text:span><text:span text:style-name="T25">. Команда — </text:span><text:span text:style-name="T1">get_</text:span><text:span text:style-name="T13">tcp_by_address</text:span><text:span text:style-name="T25">. Аргументы отсутствуют. Возвращает список </text:span><text:span text:style-name="T42">адресов tcp устройств (IP-адрес или DNS имя хоста)</text:span><text:span text:style-name="T25">, разделенных запятой. Пример:<text:line-break/>"</text:span><text:span text:style-name="T42">192.168.1.1,example.com</text:span><text:span text:style-name="T25">"</text:span></text:p>
        </text:list-item>
        <text:list-item>
          <text:p text:style-name="P53"><text:span text:style-name="T25">Установка списка </text:span><text:span text:style-name="T42">адресов tcp устройств</text:span><text:span text:style-name="T25">. Команда — </text:span><text:span text:style-name="T1">set_t</text:span><text:span text:style-name="T13">cp_by_address</text:span><text:span text:style-name="T25">. Аргумент — список </text:span><text:span text:style-name="T42">адресов tcp устройств (IP-адрес или DNS имя хоста)</text:span><text:span text:style-name="T25">, разделенных запятой.</text:span></text:p>
        </text:list-item>
        <text:list-item>
          <text:p text:style-name="P54"><text:span text:style-name="T25">Включение/выключение автоматического поиска устройств в локальной сети. Команда <text:s text:c="3"/></text:span><text:span text:style-name="T41">— </text:span><text:span text:style-name="T1">set_detect_tcp_devices</text:span><text:span text:style-name="T25">. Аргумент — true|false или 1|0. </text:span><text:span text:style-name="T43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0"/>
      <text:h text:style-name="Heading_20_2" text:outline-level="2"><text:bookmark-start text:name="__RefHeading___Toc641_1510394967"/><text:span text:style-name="T56">У</text:span>правление <text:span text:style-name="T65">хранилищами для данных сенсоров</text:span><text:bookmark-end text:name="__RefHeading___Toc641_1510394967"/></text:h>
      <text:list xml:id="list1339602002164272129" text:style-name="L5">
        <text:list-item>
          <text:p text:style-name="P21">Перечисление <text:span text:style-name="T57">хранилищ</text:span>. Заголовок — <text:span text:style-name="T7">list_storages</text:span><text:span text:style-name="T57">. Аргументы отсутствуют. Список хранилищ передается на клиент сообщениями </text:span><text:span text:style-name="T2">cmdata</text:span><text:span text:style-name="T58">, содержащими следующие аргументы:</text:span></text:p>
          <text:list>
            <text:list-item>
              <text:p text:style-name="P22">идентификатор устройства</text:p>
            </text:list-item>
            <text:list-item>
              <text:p text:style-name="P22">имя устройства</text:p>
            </text:list-item>
            <text:list-item>
              <text:p text:style-name="P22">имя датчика</text:p>
            </text:list-item>
            <text:list-item>
              <text:p text:style-name="P22">тип значений <text:span text:style-name="T68">датчика</text:span></text:p>
            </text:list-item>
            <text:list-item>
              <text:p text:style-name="P22">ограничения значений в виде "key1=value1;key2=value2"</text:p>
            </text:list-item>
            <text:list-item>
              <text:p text:style-name="P22">тип хранилища (continuous, auto_sessions, last_n_values,memory)</text:p>
            </text:list-item>
            <text:list-item>
              <text:p text:style-name="P22">правило преобразования временной метки (dont_touch, add_gt, drop_time)</text:p>
            </text:list-item>
            <text:list-item>
              <text:p text:style-name="P24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6">Добавление <text:span text:style-name="T59">датчика в базу. Заголовок — </text:span><text:span text:style-name="T8">add_</text:span><text:span text:style-name="T23">storage</text:span><text:span text:style-name="T59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7">Удаление сенсора из базы. Заголовок — <text:span text:style-name="T1">remove_s</text:span><text:span text:style-name="T23">torage</text:span>. <text:s/><text:span text:style-name="T59">Аргументы: идентификатор или имя устройства, название датчика.</text:span></text:p>
        </text:list-item>
        <text:list-item>
          <text:p text:style-name="P28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60">имя или идентификатор устройства, </text:span><text:soft-page-break/><text:span text:style-name="T60">название датчика</text:span>. Далее идут параметры для сервиса в формате ключ:значение.</text:p>
        </text:list-item>
        <text:list-item>
          <text:p text:style-name="P29">Перечисление сессий для сессионного хранилища. Заг<text:span text:style-name="T72">о</text:span>ловок — <text:span text:style-name="T1">session_list</text:span>. <text:span text:style-name="T7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8498514157165863603" text:style-name="L6">
        <text:list-item>
          <text:p text:style-name="P30">Перечисление списка javascript-программ. Заголовок — <text:span text:style-name="T1">list_</text:span><text:span text:style-name="T18">js</text:span>. Возвращает список <text:span text:style-name="T64">javascript-файлов на стороне </text:span><text:s/><text:span text:style-name="T64">сервера.</text:span></text:p>
        </text:list-item>
        <text:list-item>
          <text:p text:style-name="P31"><text:span text:style-name="T63">Остановка, запуск и перезапуск javascript-программы для обработки данных</text:span>. Заголов<text:span text:style-name="T63">ки</text:span> — <text:span text:style-name="T17">start_js</text:span><text:span text:style-name="T63">, </text:span><text:span text:style-name="T17">stop_js</text:span><text:span text:style-name="T63"> и </text:span><text:span text:style-name="T1">restart_js</text:span>. Аргумент — имя файла скрипта (с расширением .js).</text:p>
        </text:list-item>
        <text:list-item>
          <text:p text:style-name="P32">Запрос количества данных в локальном хранилище. Заголовок — <text:span text:style-name="T1">get_samples_count</text:span>. Аргументы — идентификатор <text:span text:style-name="T7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3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4">личество отсчетов</text:span>. <text:span text:style-name="T85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66">Данные передаются в том же формате, как и в сообщениях от устройства (</text:span><text:span text:style-name="T19">meas</text:span><text:span text:style-name="T66">).</text:span></text:p>
        </text:list-item>
        <text:list-item>
          <text:p text:style-name="P34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5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6">Подписка/<text:span text:style-name="T67">отписка</text:span> на данные от датчика из хранилища. <text:span text:style-name="T67">Заголовки — </text:span><text:span text:style-name="T20">subscribe</text:span><text:span text:style-name="T67">/</text:span><text:span text:style-name="T20">unsubscribe</text:span><text:span text:style-name="T6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7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4121825833862608608" text:style-name="L7">
        <text:list-item>
          <text:p text:style-name="P37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7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8">Добавление хранилища для датчика — <text:span text:style-name="T1">storage_created</text:span>. Агрументы:</text:p>
          <text:list>
            <text:list-item>
              <text:p text:style-name="P23">идентификатор устройства</text:p>
            </text:list-item>
            <text:list-item>
              <text:p text:style-name="P23">имя устройства</text:p>
            </text:list-item>
            <text:list-item>
              <text:p text:style-name="P23">имя датчика</text:p>
            </text:list-item>
            <text:list-item>
              <text:p text:style-name="P23">тип значений <text:span text:style-name="T68">датчика</text:span></text:p>
            </text:list-item>
            <text:list-item>
              <text:p text:style-name="P23">ограничения значений в виде "key1=value1;key2=value2"</text:p>
            </text:list-item>
            <text:list-item>
              <text:p text:style-name="P23">тип хранилища (continuous, auto_sessions, last_n_values,memory)</text:p>
            </text:list-item>
            <text:list-item>
              <text:p text:style-name="P23">правило преобразования временной метки (dont_touch, add_gt, drop_time)</text:p>
            </text:list-item>
            <text:list-item>
              <text:p text:style-name="P25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8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<text:soft-page-break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Название сервиса</text:p>
          </table:table-cell>
          <table:table-cell table:style-name="Таблица1.A1" office:value-type="string">
            <text:p text:style-name="P14">Описание</text:p>
          </table:table-cell>
          <table:table-cell table:style-name="Таблица1.C1" office:value-type="string">
            <text:p text:style-name="P14">Параметры</text:p>
          </table:table-cell>
        </table:table-row>
        <table:table-row>
          <table:table-cell table:style-name="Таблица1.A2" office:value-type="string">
            <text:p text:style-name="P14">iotkit-agent</text:p>
          </table:table-cell>
          <table:table-cell table:style-name="Таблица1.A2" office:value-type="string">
            <text:p text:style-name="P15">Сервис для интернета вещей от Intel (<text:a xlink:type="simple" xlink:href="https://github.com/enableiot/iotkit-agent" text:style-name="Internet_20_link" text:visited-style-name="Visited_20_Internet_20_Link"><text:span text:style-name="T61">https://github.com/enableiot/iotkit-agent</text:span></text:a>)</text:p>
          </table:table-cell>
          <table:table-cell table:style-name="Таблица1.C2" office:value-type="string">
            <text:p text:style-name="P16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2"/>
      <text:h text:style-name="P69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5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68" text:outline-level="2">Объект script</text:h>
      <text:p text:style-name="P6">Глобальный объект скрипта, аналог window в браузерных скриптах.</text:p>
      <text:p text:style-name="P6"><text:span text:style-name="T76">Свойства</text:span>:</text:p>
      <text:list xml:id="list684895742647923053" text:style-name="L8">
        <text:list-item>
          <text:p text:style-name="P60">sensorsDatabase — <text:span text:style-name="T77">объект, предоставляющий доступ к</text:span> баз<text:span text:style-name="T77">е</text:span> <text:span text:style-name="T78">хранилищ </text:span>датчиков</text:p>
        </text:list-item>
        <text:list-item>
          <text:p text:style-name="P60">devices — <text:span text:style-name="T77">объект, предоставляющий доступ к списку подключенных</text:span> устройств</text:p>
        </text:list-item>
      </text:list>
      <text:p text:style-name="P7">Методы:</text:p>
      <text:list xml:id="list5970965293459085783" text:style-name="L9">
        <text:list-item>
          <text:p text:style-name="P61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1">String <text:span text:style-name="T79">type</text:span> — тип сервиса</text:p>
            </text:list-item>
            <text:list-item>
              <text:p text:style-name="P61">Object <text:span text:style-name="T79">cfg</text:span> — конфигурация для <text:span text:style-name="T79">выбранного сервиса</text:span></text:p>
            </text:list-item>
          </text:list>
          <text:p text:style-name="P62">Тип сервиса и конфигурация <text:span text:style-name="T78">задаются</text:span> так же, как при использовании консольного клиента wliotproxy. Для <text:span text:style-name="T80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68" text:outline-level="2">Объект script.sensorsDatabase</text:h>
      <text:p text:style-name="P8">Объект, предоставляющий доступ к базе хранилищ датчиков.</text:p>
      <text:p text:style-name="P8">Методы:</text:p>
      <text:list xml:id="list3879026297326047508" text:style-name="L10">
        <text:list-item>
          <text:p text:style-name="P63">isOpened — возвращает true/false, в зависимости от того, открыта ли база <text:span text:style-name="T81">или нет</text:span></text:p>
        </text:list-item>
        <text:list-item>
          <text:p text:style-name="P64">listSensors — возвращает массив идентификаторов хранилищ StorageId (объект с ключами "deviceId" и "sensorName", deviceId — идентификатор устройства, строка в <text:soft-page-break/>формате UUID, sensorName — название датчика на устройстве, строка).</text:p>
        </text:list-item>
        <text:list-item>
          <text:p text:style-name="P64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64">StorageId id — идентификатор хранилища</text:p>
            </text:list-item>
          </text:list>
        </text:list-item>
        <text:list-item>
          <text:p text:style-name="P65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(null в случае ошибки)<text:line-break/>Параметры:</text:p>
          <text:list>
            <text:list-item>
              <text:p text:style-name="P65">Объект, описывающий создаваемое хранилище. Должен содержать следующие <text:span text:style-name="T82">свойства</text:span>:</text:p>
              <text:list>
                <text:list-item>
                  <text:p text:style-name="P65">String deviceId — идентификатор устройства (строка в формате UUID)</text:p>
                </text:list-item>
                <text:list-item>
                  <text:p text:style-name="P65">String sensorName — <text:span text:style-name="T82">название датчика</text:span></text:p>
                </text:list-item>
                <text:list-item>
                  <text:p text:style-name="P65">String storeMode — <text:span text:style-name="T83">режим хранения данных ("continuous", "manual_sessions" или "last_n_values")</text:span></text:p>
                </text:list-item>
                <text:list-item>
                  <text:p text:style-name="P66">String tsRule — правило преобразования временной метки ("dont_touch", "add_global_time" или "drop_time"), по-умолчанию add_global_tim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8-01-19T10:28:29.778178485</dc:date>
    <meta:editing-cycles>218</meta:editing-cycles>
    <meta:editing-duration>P5DT13H3M23S</meta:editing-duration>
    <meta:generator>LibreOffice/4.4.7.2$Linux_x86 LibreOffice_project/40$Build-2</meta:generator>
    <meta:document-statistic meta:table-count="1" meta:image-count="0" meta:object-count="0" meta:page-count="8" meta:paragraph-count="125" meta:word-count="1653" meta:character-count="13740" meta:non-whitespace-character-count="12190"/>
  </office:meta>
</office:document-meta>
</file>